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9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10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orphans="2" fo:widows="2"/>
    </style:style>
    <style:style style:name="P19" style:family="paragraph" style:parent-style-name="Standard">
      <style:paragraph-properties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20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style:font-name="Times New Roman1" fo:font-size="10pt" style:font-size-asian="10pt" style:font-size-complex="10pt"/>
    </style:style>
    <style:style style:name="P22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5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6" style:family="paragraph" style:parent-style-name="Standard">
      <style:paragraph-properties fo:orphans="2" fo:widows="2"/>
      <style:text-properties style:font-name="TimesNewRomanPSMT" fo:font-size="12pt" fo:language="nb" fo:country="NO" style:font-name-asian="TimesNewRomanPSMT" style:font-size-asian="12pt" style:font-name-complex="TimesNewRomanPSM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variant="normal" fo:text-transform="none" fo:color="#8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style:font-name="Courier New1" fo:font-style="normal" fo:font-weight="normal"/>
    </style:style>
    <style:style style:name="T6" style:family="text">
      <style:text-properties style:font-name="Courier New1" fo:font-style="normal" fo:font-weight="normal" fo:background-color="#ffff99"/>
    </style:style>
    <style:style style:name="T7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8" style:family="text">
      <style:text-properties style:font-name="CourierNewPS-BoldMT" fo:font-weight="bold" fo:background-color="#ffff00" style:font-name-asian="CourierNewPS-BoldMT" style:font-weight-asian="bold" style:font-name-complex="CourierNewPS-BoldMT" style:font-weight-complex="bold"/>
    </style:style>
    <style:style style:name="T9" style:family="text">
      <style:text-properties style:font-name="CourierNewPSMT" style:font-name-asian="CourierNewPSMT" style:font-name-complex="CourierNewPSMT"/>
    </style:style>
    <style:style style:name="T10" style:family="text">
      <style:text-properties style:font-name="CourierNewPSMT" fo:font-weight="bold" style:font-name-asian="CourierNewPSMT" style:font-weight-asian="bold" style:font-name-complex="CourierNewPSM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sier:</text:p>
      <text:p text:style-name="P1"/>
      <text:p text:style-name="P9"><text:tab/><text:tab/>specifier</text:p>
      <text:p text:style-name="P8"><text:tab/><text:tab/><text:tab/>= type [ <text:span text:style-name="T7">array </text:span>| <text:span text:style-name="T7">procedure </text:span>]</text:p>
      <text:p text:style-name="P8"><text:tab/><text:tab/><text:tab/>| <text:span text:style-name="T7">label</text:span></text:p>
      <text:p text:style-name="P7"><text:tab/><text:tab/><text:tab/>| <text:span text:style-name="T7">switch</text:span></text:p>
      <text:p text:style-name="P19"/>
      <text:p text:style-name="P1">Dette er åpenbart feil. Følger vi syntaxen så er <text:s/>no-type procedure ulovlig, og det var vel ikke meninga.</text:p>
      <text:p text:style-name="P1">No-type <text:s/>array <text:s/>er heller ikke tillatt, noe som arvet fra Algol skulle bety <text:s/>real array.</text:p>
      <text:p text:style-name="P1"/>
      <text:p text:style-name="P1">Jeg bruker følgende syntax:</text:p>
      <text:p text:style-name="P1"/>
      <text:p text:style-name="P9"><text:tab/><text:tab/>specifier</text:p>
      <text:p text:style-name="P8"><text:tab/><text:tab/><text:tab/>= type</text:p>
      <text:p text:style-name="P8"><text:tab/><text:tab/><text:tab/>| [type] <text:span text:style-name="T7">array</text:span></text:p>
      <text:p text:style-name="P8"><text:span text:style-name="T7"><text:tab/><text:tab/><text:tab/></text:span>| [type] <text:span text:style-name="T7">procedure</text:span></text:p>
      <text:p text:style-name="P8"><text:tab/><text:tab/><text:tab/>| <text:span text:style-name="T7">label</text:span></text:p>
      <text:p text:style-name="P7"><text:tab/><text:tab/><text:tab/>| <text:span text:style-name="T7">switch</text:span></text:p>
      <text:p text:style-name="P1"/>
      <text:p text:style-name="P1">=====================================================================================</text:p>
      <text:p text:style-name="P1"/>
      <text:p text:style-name="P1">NOTE: Inimage</text:p>
      <text:p text:style-name="P1"/>
      <text:p text:style-name="P1">Simula standard sier ... og image:="!25!";</text:p>
      <text:p text:style-name="P1">Det betyr isåfall at den innleste biten av image som ikke er terminert med \n kastes.</text:p>
      <text:p text:style-name="P1">Og at resultatet ikke er et 'one character image' - men et image med en ikke-blank </text:p>
      <text:p text:style-name="P1"/>
      <text:p text:style-name="P1">Noe må rettes - Text or formal definition. </text:p>
      <text:p text:style-name="P1"/>
      <text:p text:style-name="P1"/>
      <text:p text:style-name="P1">=====================================================================================</text:p>
      <text:p text:style-name="P1"/>
      <text:p text:style-name="P1">NOTE: Simulation - RANK_IN_SQS</text:p>
      <text:p text:style-name="P1"/>
      <text:p text:style-name="P1">Simula Standard (under definisjonen av Class Simulation) sier:</text:p>
      <text:p text:style-name="P1"/>
      <text:p text:style-name="P1"><text:s text:c="13"/>ref (EVENT_NOTICE) procedure pred; <text:s text:c="2"/>pred:- PRED;</text:p>
      <text:p text:style-name="P1"/>
      <text:p text:style-name="P1"><text:s text:c="14"/>procedure RANK_IN_SQS (afore); Boolean afore;</text:p>
      <text:p text:style-name="P1"><text:s text:c="14"/>begin ref (EVENT_NOTICE) evt;</text:p>
      <text:p text:style-name="P1"><text:s text:c="17"/>evt:- SQS.last;</text:p>
      <text:p text:style-name="P1"><text:s text:c="17"/>while evt.EVTIME &gt; EVTIME do <text:s text:c="3"/>evt :- evt.pred;</text:p>
      <text:p text:style-name="P1"><text:s text:c="17"/>if afore then</text:p>
      <text:p text:style-name="P1"><text:s text:c="20"/>while evt.EVTIME = EVTIME do evt :- evt.pred;</text:p>
      <text:p text:style-name="P1"><text:s text:c="17"/>follow(evt)</text:p>
      <text:p text:style-name="P1"><text:s text:c="14"/>end RANK_IN_SQS;</text:p>
      <text:p text:style-name="P1"/>
      <text:p text:style-name="P1">Her er procedure pred redefinert slik at 'pred' av det første elementet er selve hodet</text:p>
      <text:p text:style-name="P1">og ikke none som i Simset.</text:p>
      <text:p text:style-name="P1"/>
      <text:p text:style-name="P1">I Simula skal dette gi 'qua-check failed'.</text:p>
      <text:p text:style-name="P1">Noe som førte til 'cast'error i Java.</text:p>
      <text:p text:style-name="P1"/>
      <text:p text:style-name="P1">Proceduren RANK_IN_SQS må skrives om. <text:s text:c="5"/></text:p>
      <text:p text:style-name="P10"/>
      <text:p text:style-name="P1"/>
      <text:p text:style-name="P1">NOTE: lowten</text:p>
      <text:p text:style-name="P1"><text:soft-page-break/><text:s text:c="5"/></text:p>
      <text:p text:style-name="P2">Simula Standard (<text:span text:style-name="T3">Chapter 9 Class <text:s/>"ENVIRONMENT"</text:span>) sier:</text:p>
      <text:p text:style-name="P2"/>
      <text:p text:style-name="P5"><text:span text:style-name="T2"><text:tab/>character</text:span><text:span text:style-name="T1"> </text:span><text:span text:style-name="T2">procedure</text:span><text:span text:style-name="T1"> lowten(c); <text:s/></text:span><text:span text:style-name="T2">character</text:span><text:span text:style-name="T1"> c;</text:span></text:p>
      <text:p text:style-name="P11"><text:tab/><text:tab/><text:span text:style-name="T2">if</text:span><text:span text:style-name="T1"> ... ! c is illegal as lowten;</text:span></text:p>
      <text:p text:style-name="P11"><text:tab/><text:tab/> <text:s text:c="2"/><text:span text:style-name="T2">then</text:span><text:span text:style-name="T1"> <text:s/>error("..." ! Lowten error ;)</text:span></text:p>
      <text:p text:style-name="P11"><text:tab/><text:tab/><text:span text:style-name="T2">else</text:span><text:span text:style-name="T1"> </text:span><text:span text:style-name="T2">begin</text:span></text:p>
      <text:p text:style-name="P11"><text:tab/><text:tab/><text:tab/><text:span text:style-name="T1">lowten:= CURRENTLOWTEN; CURRENTLOWTEN:= c</text:span></text:p>
      <text:p text:style-name="P11"><text:tab/><text:tab/><text:span text:style-name="T2">end</text:span><text:span text:style-name="T1"> lowten;</text:span></text:p>
      <text:p text:style-name="P14"/>
      <text:p text:style-name="P11"><text:tab/><text:span text:style-name="T1">Changes the value of the current lowten character to that of the</text:span></text:p>
      <text:p text:style-name="P11"><text:tab/><text:span text:style-name="T1">parameter. The previous value is returned. Illegal parameters are</text:span></text:p>
      <text:p text:style-name="P14"><text:tab/><text:span text:style-name="T4">digits, plus ("+"), minus ("-"), dot ("."), comma (","),</text:span></text:p>
      <text:p text:style-name="P11"><text:tab/><text:span text:style-name="T5">control characters (</text:span><text:span text:style-name="T6">i.e. ISO code&lt;32</text:span><text:span text:style-name="T5">), DEL (ISO code 127),</text:span></text:p>
      <text:p text:style-name="P12"><text:tab/><text:span text:style-name="T1">and all characters with ISO code greater than 127.</text:span></text:p>
      <text:p text:style-name="P13"/>
      <text:p text:style-name="P4">Her er ISO code 32 (SPACE) angitt som lovlig LOWTEN karakter.</text:p>
      <text:p text:style-name="P4"/>
      <text:p text:style-name="P3"><text:span text:style-name="T1">Rett betingelsen i parantesen til: </text:span><text:span text:style-name="T5">(</text:span><text:span text:style-name="T6">i.e. ISO code&lt;=32</text:span><text:span text:style-name="T5">)</text:span></text:p>
      <text:p text:style-name="P1"/>
      <text:p text:style-name="P1">=====================================================================================</text:p>
      <text:p text:style-name="P1"><text:s text:c="2"/></text:p>
      <text:p text:style-name="P1"/>
      <text:p text:style-name="P1"/>
      <text:p text:style-name="P1"><text:s text:c="4"/>Simula Standard (<text:span text:style-name="T3">Chapter 10 Class <text:s/>"INPUT-OUTPUT"</text:span>) sier:</text:p>
      <text:p text:style-name="P2"/>
      <text:p text:style-name="P26"><text:span text:style-name="T1">The user's main program acts as if it were embedded as follows:</text:span></text:p>
      <text:p text:style-name="P25"><text:span text:style-name="T9"><text:tab/><text:tab/>BASICIO (inlength, outlength) </text:span><text:span text:style-name="T8">Note</text:span><text:span text:style-name="T7"> </text:span><text:span text:style-name="T9">! prefixed block;</text:span></text:p>
      <text:p text:style-name="P25"><text:span text:style-name="T7"><text:tab/><text:tab/><text:tab/>inspect </text:span><text:span text:style-name="T9">SYSIN </text:span><text:span text:style-name="T7">do</text:span></text:p>
      <text:p text:style-name="P25"><text:span text:style-name="T7"><text:tab/><text:tab/><text:tab/>inspect </text:span><text:span text:style-name="T9">SYSOUT </text:span><text:span text:style-name="T7">do</text:span></text:p>
      <text:p text:style-name="P25"><text:span text:style-name="T7"><text:tab/><text:tab/><text:tab/>begin </text:span><text:span text:style-name="T9">&lt;external-head&gt; &lt;program&gt; </text:span><text:span text:style-name="T7">end</text:span></text:p>
      <text:p text:style-name="P24"><text:span text:style-name="T7"><text:tab/><text:tab/>end </text:span><text:span text:style-name="T9">prefixed block</text:span></text:p>
      <text:p text:style-name="P24"><text:span text:style-name="T9"/></text:p>
      <text:p text:style-name="P24"><text:span text:style-name="T9">Ordet </text:span><text:span text:style-name="T8">Note</text:span><text:span text:style-name="T7"> </text:span><text:span text:style-name="T9"><text:s/>må byttes ut med </text:span><text:span text:style-name="T7">begin</text:span></text:p>
      <text:p text:style-name="P1">=====================================================================================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23-07-12T10:00:01.03</dc:date>
    <meta:editing-duration>P4DT4M54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2" meta:paragraph-count="66" meta:word-count="362" meta:character-count="2831"/>
  </office:meta>
</office:document-meta>
</file>